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c19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c19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c19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c19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c19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c19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c19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c19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c19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c19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c19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c19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c19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c19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c19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c19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c19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eynaldo Jose Maita Gutier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9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7064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eynaldo Antonio Maita malav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39485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5.1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6" meta:non-whitespace-character-count="1008"/>
    <meta:template xlink:type="simple" xlink:actuate="onRequest" xlink:title="Normal" xlink:href=""/>
  </office:meta>
</office:document-meta>
</file>